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db9" officeooo:paragraph-rsid="000eadb9"/>
    </style:style>
    <style:style style:name="P2" style:family="paragraph" style:parent-style-name="Standard">
      <style:text-properties officeooo:rsid="000eadb9" officeooo:paragraph-rsid="0019ca7d"/>
    </style:style>
    <style:style style:name="P3" style:family="paragraph" style:parent-style-name="Standard">
      <style:paragraph-properties fo:line-height="100%"/>
      <style:text-properties officeooo:rsid="000fff25" officeooo:paragraph-rsid="000fff25"/>
    </style:style>
    <style:style style:name="P4" style:family="paragraph" style:parent-style-name="Standard">
      <style:paragraph-properties fo:line-height="100%" fo:text-align="justify" style:justify-single-word="false"/>
      <style:text-properties officeooo:rsid="00157fda" officeooo:paragraph-rsid="00157fda"/>
    </style:style>
    <style:style style:name="P5" style:family="paragraph" style:parent-style-name="Standard">
      <style:paragraph-properties fo:line-height="100%" fo:text-align="justify" style:justify-single-word="false"/>
      <style:text-properties officeooo:rsid="00159ca6" officeooo:paragraph-rsid="00159ca6"/>
    </style:style>
    <style:style style:name="P6" style:family="paragraph" style:parent-style-name="Standard">
      <style:paragraph-properties fo:text-align="justify" style:justify-single-word="false"/>
      <style:text-properties officeooo:rsid="001989ca" officeooo:paragraph-rsid="001a5acf"/>
    </style:style>
    <style:style style:name="P7" style:family="paragraph" style:parent-style-name="Standard">
      <style:text-properties officeooo:rsid="001c75b1" officeooo:paragraph-rsid="001c75b1"/>
    </style:style>
    <style:style style:name="P8" style:family="paragraph" style:parent-style-name="Standard">
      <style:text-properties officeooo:rsid="001c75b1" officeooo:paragraph-rsid="001d8ab5"/>
    </style:style>
    <style:style style:name="P9" style:family="paragraph" style:parent-style-name="Standard">
      <style:text-properties officeooo:rsid="001c75b1" officeooo:paragraph-rsid="001dfaca"/>
    </style:style>
    <style:style style:name="P10" style:family="paragraph" style:parent-style-name="Standard">
      <style:text-properties officeooo:paragraph-rsid="001dfaca"/>
    </style:style>
    <style:style style:name="P11" style:family="paragraph" style:parent-style-name="Standard">
      <style:text-properties officeooo:paragraph-rsid="001f9e47"/>
    </style:style>
    <style:style style:name="P12" style:family="paragraph" style:parent-style-name="Standard">
      <style:text-properties fo:font-style="normal" officeooo:rsid="001c75b1" officeooo:paragraph-rsid="001f9e47" style:font-style-asian="normal" style:font-style-complex="normal"/>
    </style:style>
    <style:style style:name="P1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00fff25" officeooo:paragraph-rsid="00157fda"/>
    </style:style>
    <style:style style:name="P1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015b2d4" officeooo:paragraph-rsid="0015b2d4"/>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0eadb9" officeooo:paragraph-rsid="0015b2d4"/>
    </style:style>
    <style:style style:name="P16" style:family="paragraph" style:parent-style-name="Standard">
      <style:text-properties fo:font-weight="bold" officeooo:rsid="000eadb9" officeooo:paragraph-rsid="000eadb9" style:font-weight-asian="bold" style:font-weight-complex="bold"/>
    </style:style>
    <style:style style:name="P17" style:family="paragraph" style:parent-style-name="Standard">
      <style:text-properties officeooo:rsid="000eadb9" officeooo:paragraph-rsid="0019ca7d"/>
    </style:style>
    <style:style style:name="P18" style:family="paragraph" style:parent-style-name="Standard">
      <style:text-properties officeooo:rsid="000eadb9" officeooo:paragraph-rsid="00215965"/>
    </style:style>
    <style:style style:name="P19" style:family="paragraph" style:parent-style-name="Standard">
      <style:text-properties officeooo:paragraph-rsid="0019ca7d"/>
    </style:style>
    <style:style style:name="T1" style:family="text">
      <style:text-properties officeooo:rsid="000eadb9"/>
    </style:style>
    <style:style style:name="T2" style:family="text">
      <style:text-properties fo:font-weight="bold" style:font-weight-asian="bold" style:font-weight-complex="bold"/>
    </style:style>
    <style:style style:name="T3" style:family="text">
      <style:text-properties officeooo:rsid="0013aec2"/>
    </style:style>
    <style:style style:name="T4" style:family="text">
      <style:text-properties officeooo:rsid="00159ca6"/>
    </style:style>
    <style:style style:name="T5" style:family="text">
      <style:text-properties style:use-window-font-color="true" officeooo:rsid="00159ca6"/>
    </style:style>
    <style:style style:name="T6" style:family="text">
      <style:text-properties officeooo:rsid="0016bc72"/>
    </style:style>
    <style:style style:name="T7" style:family="text">
      <style:text-properties officeooo:rsid="001a5acf"/>
    </style:style>
    <style:style style:name="T8" style:family="text">
      <style:text-properties fo:font-style="normal" style:font-style-asian="normal" style:font-style-complex="normal"/>
    </style:style>
    <style:style style:name="T9" style:family="text">
      <style:text-properties fo:font-style="normal" officeooo:rsid="001d8ab5" style:font-style-asian="normal" style:font-style-complex="normal"/>
    </style:style>
    <style:style style:name="T10" style:family="text">
      <style:text-properties fo:font-style="normal" officeooo:rsid="001dfaca" style:font-style-asian="normal" style:font-style-complex="normal"/>
    </style:style>
    <style:style style:name="T11" style:family="text">
      <style:text-properties fo:font-style="normal" officeooo:rsid="001f9e47"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d8ab5" style:font-style-asian="normal" style:font-weight-asian="bold" style:font-style-complex="normal" style:font-weight-complex="bold"/>
    </style:style>
    <style:style style:name="T14" style:family="text">
      <style:text-properties fo:font-style="normal" fo:font-weight="bold" officeooo:rsid="001dfaca"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f9e47" style:font-style-asian="normal" style:font-weight-asian="normal" style:font-style-complex="normal" style:font-weight-complex="normal"/>
    </style:style>
    <style:style style:name="T17" style:family="text">
      <style:text-properties officeooo:rsid="002159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ítulo do Trabalho</text:span>: </text:p>
      <text:p text:style-name="P1">Extensão Psicológica</text:p>
      <text:p text:style-name="P16"/>
      <text:p text:style-name="P1"><text:span text:style-name="T2">Autores</text:span>: </text:p>
      <text:p text:style-name="P19"><text:span text:style-name="T1">MARIA LAUDEÍRES DE SOUZA GADELHA</text:span></text:p>
      <text:p text:style-name="P2"><text:span text:style-name="T17">SAMANTHA DANTAS MEDEIROS</text:span> </text:p>
      <text:p text:style-name="P18"><text:a xlink:type="simple" xlink:href="mailto:laudeires.gadelha@gmail.com" text:style-name="Internet_20_link" text:visited-style-name="Visited_20_Internet_20_Link">l</text:a><text:a xlink:type="simple" xlink:href="mailto:laudeires.gadelha@gmail.com" text:style-name="Internet_20_link" text:visited-style-name="Visited_20_Internet_20_Link">audeires.gadelha@gmail.com</text:a></text:p>
      <text:p text:style-name="P2"><text:a xlink:type="simple" xlink:href="mailto:samanthadmedeiros@outlook.com" text:style-name="Internet_20_link" text:visited-style-name="Visited_20_Internet_20_Link">samanthadmedeiros@outlook.com</text:a></text:p>
      <text:p text:style-name="P16"/>
      <text:p text:style-name="P1"><text:span text:style-name="T2">Resumo</text:span>:</text:p>
      <text:p text:style-name="P4">Estabelecer uma melhor relação entre aluno e psicólogo foi o princípio deste projeto, assim se fez com os conhecimentos em linguagem de programação web e os fundamentos da psicologia, <text:span text:style-name="T4">o que possibilitou tal experiência entre os usuários finais e uma experiência única como desenvolvedor web</text:span>.</text:p>
      <text:p text:style-name="P3"><text:span text:style-name="T5">PALAVRAS-CHAVE</text:span>: psicologia, sistema web, interação.</text:p>
      <text:p text:style-name="P1"/>
      <text:p text:style-name="P1"><text:span text:style-name="T2">Abstract</text:span>:</text:p>
      <text:p text:style-name="P5">Establishing a better relationship between student and psychologist was the beginning of this project, so it was done with the knowledge in web programming language and the fundamentals of psychology, which made possible such an experience among end users and a unique experience as a web developer.</text:p>
      <text:p text:style-name="P5">KEY WORDS: psychology, web system, interaction.</text:p>
      <text:p text:style-name="P1"/>
      <text:p text:style-name="P1"><text:span text:style-name="T2">Introdução</text:span>:</text:p>
      <text:p text:style-name="P13">O Extensão Psicológica trata-se de um sistema web responsivo, tendo como propósito a melhoria na interação de psicólogos e alunos do campus Caicó, realizado por docentes do curso técnico de informática durante o semestre <text:span text:style-name="T3">e com o apoio de seus orientadores, diplomados em psicologia e ciência da computação</text:span>. </text:p>
      <text:p text:style-name="P14">Embora o sistema seja de livre acesso aos exercícios <text:span text:style-name="T6">para</text:span> diferentes distúrbios psíquicos(desde ansiedade à melancolia) e aos relatos, ele ainda permanece voltado para o uso de alunos e psicólogos do campus, esta experiência é dada através de agendamento de encontros presenciais(solicitado pelo aluno e marcado pelo psicólogo) <text:span text:style-name="T6">e</text:span> a escrita de relatos públicos(que estarão visíveis na tela inicial) e privados<text:span text:style-name="T6">(visíveis apenas pelos autores) do alunos.</text:span></text:p>
      <text:p text:style-name="P15"/>
      <text:p text:style-name="P1"><text:span text:style-name="T2">Metodologia</text:span>:</text:p>
      <text:p text:style-name="P6">Através de encontros semanais com os orientadores, os desenvolvedores do projeto puderam <text:span text:style-name="T7">solidificar suas ideias</text:span> a respeito do desenvolvimento do até então Extensão Psicológica. </text:p>
      <text:p text:style-name="P6"><text:span text:style-name="T7">As primeiras tarefas consistiram em</text:span> modelos conceituais, diagramas e esboços dos layouts para <text:span text:style-name="T7">dar início a </text:span>estruturação <text:span text:style-name="T7">do sistema</text:span> <text:span text:style-name="T7">com o framework Materialize, com a mesma finalizada, </text:span>prosseguiu-se com modelagem de um banco de dados – <text:span text:style-name="T7">com a linguagem SQL – e suporte do PHP para conectar-se ao banco e realizar cadastro de usuários, relatos, agendamento e afins. E por medida de segurança, todo o projeto fora armazenado na nuvem. </text:span></text:p>
      <text:p text:style-name="P6">Tendo todas essas funcionalidades <text:span text:style-name="T7">operando</text:span>, <text:span text:style-name="T7">a presença da psicóloga tornou-se mais importante nas <text:s/>últimas reuniões semanais devido as sugestões de exercícios a serem cadastrados, a suas críticas sobre o sistema e outros.</text:span></text:p>
      <text:p text:style-name="P1"/>
      <text:p text:style-name="P1"><text:span text:style-name="T2">Resultados Alcançados</text:span>:</text:p>
      <text:p text:style-name="P1"/>
      <text:p text:style-name="P1"><text:span text:style-name="T2">Considerações Finais</text:span>:</text:p>
      <text:p text:style-name="P1"/>
      <text:p text:style-name="P1"/>
      <text:p text:style-name="P1"/>
      <text:p text:style-name="P1"><text:soft-page-break/><text:span text:style-name="T2">Referências</text:span>:</text:p>
      <text:p text:style-name="P11"><text:span text:style-name="T11">VAZ, Patrícia. </text:span><text:span text:style-name="Emphasis"><text:span text:style-name="T12">Psicólogo digital: como a terapia está invadindo o mundo dos aplicativos</text:span></text:span><text:span text:style-name="Emphasis"><text:span text:style-name="T8">. </text:span></text:span><text:span text:style-name="Emphasis"><text:span text:style-name="T11">D</text:span></text:span><text:span text:style-name="T11">isponível em: &lt;</text:span><text:a xlink:type="simple" xlink:href="http://www.elhombre.com.br/celular-psicologo-como-terapia-esta-invadindo-o-mundo-dos-aplicativos/" text:style-name="Internet_20_link" text:visited-style-name="Visited_20_Internet_20_Link"><text:span text:style-name="T11">http://www.elhombre.com.br/celular-psicologo-como-terapia-esta-invadindo-o-mundo-dos-aplicativos/</text:span></text:a><text:span text:style-name="T11">&gt;. Acesso em: 26 de Junho de 2017;</text:span></text:p>
      <text:p text:style-name="P12"/>
      <text:p text:style-name="P7"><text:span text:style-name="T8">MACHADO, Henrique. </text:span><text:span text:style-name="T12">Bootstrap ou Materialize: Conheça as principais diferenças</text:span><text:span text:style-name="T15">.</text:span><text:span text:style-name="T12"> </text:span><text:span text:style-name="T16">Disponível em: &lt;</text:span><text:a xlink:type="simple" xlink:href="https://www.devmedia.com.br/bootstrap-ou-materialize-conheca-as-principais-diferencas/37830" text:style-name="Internet_20_link" text:visited-style-name="Visited_20_Internet_20_Link"><text:span text:style-name="T8">https://www.devmedia.com.br/bootstrap-ou-materialize-conheca-as-principais-diferencas/37830</text:span></text:a><text:span text:style-name="T11">&gt;. Acesso em</text:span><text:span text:style-name="Emphasis"><text:span text:style-name="T8">: 28 de </text:span></text:span><text:span text:style-name="Emphasis"><text:span text:style-name="T11">J</text:span></text:span><text:span text:style-name="Emphasis"><text:span text:style-name="T8">unho de 2017;</text:span></text:span></text:p>
      <text:p text:style-name="P7"><text:span text:style-name="Emphasis"><text:span text:style-name="T8"/></text:span></text:p>
      <text:p text:style-name="P8"><text:span text:style-name="Emphasis"><text:span text:style-name="T9">LUIZ, Tiago. </text:span></text:span><text:span text:style-name="Emphasis"><text:span text:style-name="T13">Material Design com Materialize</text:span></text:span><text:span text:style-name="Emphasis"><text:span text:style-name="T9">.</text:span></text:span><text:span text:style-name="Emphasis"><text:span text:style-name="T8"> </text:span></text:span><text:span text:style-name="Emphasis"><text:span text:style-name="T11">D</text:span></text:span><text:span text:style-name="Emphasis"><text:span text:style-name="T9">isponível em: </text:span></text:span><text:span text:style-name="Emphasis"><text:span text:style-name="T11">&lt;</text:span></text:span><text:a xlink:type="simple" xlink:href="https://tableless.com.br/material-design-com-materialize/" text:style-name="Internet_20_link" text:visited-style-name="Visited_20_Internet_20_Link"><text:span text:style-name="Emphasis"><text:span text:style-name="T9">https://tableless.com.br/material-design-com-materialize/</text:span></text:span></text:a><text:span text:style-name="Emphasis"><text:span text:style-name="T11">&gt;. A</text:span></text:span><text:span text:style-name="Emphasis"><text:span text:style-name="T9">cesso em 28 de </text:span></text:span><text:span text:style-name="Emphasis"><text:span text:style-name="T11">J</text:span></text:span><text:span text:style-name="Emphasis"><text:span text:style-name="T9">unho de 2017</text:span></text:span><text:span text:style-name="Emphasis"><text:span text:style-name="T8">;</text:span></text:span></text:p>
      <text:p text:style-name="P7"><text:span text:style-name="Emphasis"><text:span text:style-name="T8"/></text:span></text:p>
      <text:p text:style-name="P7"><text:span text:style-name="Emphasis"><text:span text:style-name="T8">RIBEIRO, Leandro. </text:span></text:span><text:span text:style-name="Emphasis"><text:span text:style-name="T12">O que é UML e Diagramas de Caso de Uso: Introdução Prática à</text:span></text:span></text:p>
      <text:p text:style-name="P7"><text:span text:style-name="Emphasis"><text:span text:style-name="T12">UML</text:span></text:span><text:span text:style-name="Emphasis"><text:span text:style-name="T8">. </text:span></text:span><text:span text:style-name="Emphasis"><text:span text:style-name="T11">D</text:span></text:span><text:span text:style-name="Emphasis"><text:span text:style-name="T8">isponível em: </text:span></text:span><text:span text:style-name="Emphasis"><text:span text:style-name="T11">&lt;</text:span></text:span><text:a xlink:type="simple" xlink:href="http://www.devmedia.com.br/o-que-e-uml-e-diagramas-de-caso-de-uso-introducao-pratica-a-uml/23408" text:style-name="Internet_20_link" text:visited-style-name="Visited_20_Internet_20_Link"><text:span text:style-name="Emphasis"><text:span text:style-name="T8">http://www.devmedia.com.br/o-que-e-uml-e-diagramas-de-caso-de-uso-introducao-pratica-a-uml/23408</text:span></text:span></text:a><text:span text:style-name="Emphasis"><text:span text:style-name="T11">&gt;. A</text:span></text:span><text:span text:style-name="Emphasis"><text:span text:style-name="T8">cesso em: 29 de Junho de 2017;</text:span></text:span></text:p>
      <text:p text:style-name="P7"><text:span text:style-name="Emphasis"><text:span text:style-name="T8"/></text:span></text:p>
      <text:p text:style-name="P7"><text:span text:style-name="Emphasis"><text:span text:style-name="T8">REZENDE, Ricardo. </text:span></text:span><text:span text:style-name="Emphasis"><text:span text:style-name="T12">Conceitos Fundamentais de Banco de Dados</text:span></text:span><text:span text:style-name="Emphasis"><text:span text:style-name="T8">. </text:span></text:span><text:span text:style-name="Emphasis"><text:span text:style-name="T11">D</text:span></text:span><text:span text:style-name="Emphasis"><text:span text:style-name="T8">isponível em: </text:span></text:span><text:span text:style-name="Emphasis"><text:span text:style-name="T11">&lt;</text:span></text:span><text:a xlink:type="simple" xlink:href="http://www.devmedia.com.br/conceitos-fundamentais-de-banco-de-dados/1649" text:style-name="Internet_20_link" text:visited-style-name="Visited_20_Internet_20_Link"><text:span text:style-name="Emphasis"><text:span text:style-name="T8">http://www.devmedia.com.br/conceitos-fundamentais-de-banco-de-dados/1649</text:span></text:span></text:a><text:span text:style-name="Emphasis"><text:span text:style-name="T11">&gt;. A</text:span></text:span><text:span text:style-name="Emphasis"><text:span text:style-name="T8">cesso em: 29 de Junho de 2017;</text:span></text:span></text:p>
      <text:p text:style-name="P7"><text:span text:style-name="Emphasis"><text:span text:style-name="T8"/></text:span></text:p>
      <text:p text:style-name="P10"><text:span text:style-name="Emphasis"><text:span text:style-name="T10">DE LEONE, Leonello. </text:span></text:span><text:span text:style-name="Emphasis"><text:span text:style-name="T14">O que é PHP e porque você precisa aprender HOJE!</text:span></text:span><text:span text:style-name="Emphasis"><text:span text:style-name="T10">. </text:span></text:span><text:span text:style-name="Emphasis"><text:span text:style-name="T11">D</text:span></text:span><text:span text:style-name="Emphasis"><text:span text:style-name="T10">isponível em: </text:span></text:span><text:span text:style-name="Emphasis"><text:span text:style-name="T11">&lt;</text:span></text:span><text:a xlink:type="simple" xlink:href="https://becode.com.br/o-que-e-php/" text:style-name="Internet_20_link" text:visited-style-name="Visited_20_Internet_20_Link"><text:span text:style-name="Emphasis"><text:span text:style-name="T10">https://becode.com.br/o-que-e-php/</text:span></text:span></text:a><text:span text:style-name="Emphasis"><text:span text:style-name="T11">&gt;. A</text:span></text:span><text:span text:style-name="Emphasis"><text:span text:style-name="T10">cesso em: 30 de Junho de 2017.</text:span></text:span></text:p>
      <text:p text:style-name="P9"><text:span text:style-name="Emphasis"><text:span text:style-name="T8"/></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7:42:36.603236000</meta:creation-date>
    <dc:date>2017-11-20T11:38:00.292752211</dc:date>
    <meta:editing-duration>PT20M56S</meta:editing-duration>
    <meta:editing-cycles>4</meta:editing-cycles>
    <meta:generator>LibreOffice/5.1.6.2$Linux_X86_64 LibreOffice_project/10m0$Build-2</meta:generator>
    <meta:document-statistic meta:table-count="0" meta:image-count="0" meta:object-count="0" meta:page-count="2" meta:paragraph-count="30" meta:word-count="491" meta:character-count="3704" meta:non-whitespace-character-count="3234"/>
  </office:meta>
</office:document-meta>
</file>